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97cm"/>
    </style:style>
    <style:style style:name="co2" style:family="table-column">
      <style:table-column-properties fo:break-before="auto" style:column-width="5.209cm"/>
    </style:style>
    <style:style style:name="co3" style:family="table-column">
      <style:table-column-properties fo:break-before="auto" style:column-width="9.51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Default" style:data-style-name="N38">
      <style:table-cell-properties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38">
      <style:table-cell-properties fo:border="0.74pt solid #000000"/>
      <style:text-properties fo:font-size="12pt" style:font-size-asian="12pt" style:font-size-complex="12pt"/>
    </style:style>
    <style:style style:name="ce2" style:family="table-cell" style:parent-style-name="Default" style:data-style-name="N38">
      <style:text-properties fo:font-size="12pt" style:font-size-asian="12pt" style:font-size-complex="12pt"/>
    </style:style>
    <style:style style:name="ce12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4" style:family="table-cell" style:parent-style-name="Default"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ce2"/>
        <table:table-column table:style-name="co3" table:default-cell-style-name="ce4"/>
        <table:table-column table:style-name="co4" table:number-columns-repeated="1021" table:default-cell-style-name="Default"/>
        <table:table-row table:style-name="ro1">
          <table:table-cell table:style-name="ce6" office:value-type="string" calcext:value-type="string">
            <text:p>P</text:p>
          </table:table-cell>
          <table:table-cell table:style-name="ce9" office:value-type="string" calcext:value-type="string">
            <text:p>Date</text:p>
          </table:table-cell>
          <table:table-cell table:style-name="ce6" office:value-type="string" calcext:value-type="string">
            <text:p>Désignation de l’événement</text:p>
          </table:table-cell>
          <table:table-cell table:style-name="ce14" table:number-columns-repeated="1021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0" office:value-type="date" office:date-value="1853-03-30" calcext:value-type="date">
            <text:p>mercredi 30 mars 1853</text:p>
          </table:table-cell>
          <table:table-cell table:style-name="ce12" office:value-type="string" calcext:value-type="string">
            <text:p>Début de la période Zundert (Naissance)</text:p>
          </table:table-cell>
          <table:table-cell table:number-columns-repeated="1021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0" office:value-type="date" office:date-value="1869-01-01" calcext:value-type="date">
            <text:p>vendredi 1 janvier 1869</text:p>
          </table:table-cell>
          <table:table-cell table:style-name="ce12" office:value-type="string" calcext:value-type="string">
            <text:p>Début de la période La Haye, London and Paris</text:p>
          </table:table-cell>
          <table:table-cell table:number-columns-repeated="1021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10" office:value-type="date" office:date-value="1878-01-01" calcext:value-type="date">
            <text:p>mardi 1 janvier 1878</text:p>
          </table:table-cell>
          <table:table-cell table:style-name="ce12" office:value-type="string" calcext:value-type="string">
            <text:p>Début de la période Borinage</text:p>
          </table:table-cell>
          <table:table-cell table:number-columns-repeated="1021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10" office:value-type="date" office:date-value="1881-01-01" calcext:value-type="date">
            <text:p>samedi 1 janvier 1881</text:p>
          </table:table-cell>
          <table:table-cell table:style-name="ce12" office:value-type="string" calcext:value-type="string">
            <text:p>Début de la période Etten</text:p>
          </table:table-cell>
          <table:table-cell table:number-columns-repeated="1021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10" office:value-type="date" office:date-value="1881-01-01" calcext:value-type="date">
            <text:p>samedi 1 janvier 1881</text:p>
          </table:table-cell>
          <table:table-cell table:style-name="ce12" office:value-type="string" calcext:value-type="string">
            <text:p>Début de la période <text:s/>Den Haag</text:p>
          </table:table-cell>
          <table:table-cell table:number-columns-repeated="1021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10" office:value-type="string" calcext:value-type="string">
            <text:p>Fin septembre 1883</text:p>
          </table:table-cell>
          <table:table-cell table:style-name="ce12" office:value-type="string" calcext:value-type="string">
            <text:p>Début de la période Drenthe</text:p>
          </table:table-cell>
          <table:table-cell table:number-columns-repeated="1021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10" office:value-type="string" calcext:value-type="string">
            <text:p>Fin novembre 1883</text:p>
          </table:table-cell>
          <table:table-cell table:style-name="ce12" office:value-type="string" calcext:value-type="string">
            <text:p>Début de la période Nuenem</text:p>
          </table:table-cell>
          <table:table-cell table:number-columns-repeated="1021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10" office:value-type="string" calcext:value-type="string">
            <text:p>Fin 1885</text:p>
          </table:table-cell>
          <table:table-cell table:style-name="ce12" office:value-type="string" calcext:value-type="string">
            <text:p>Début de la période Anvers</text:p>
          </table:table-cell>
          <table:table-cell table:number-columns-repeated="1021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10" office:value-type="date" office:date-value="1886-02-28" calcext:value-type="date">
            <text:p>dimanche 28 février 1886</text:p>
          </table:table-cell>
          <table:table-cell table:style-name="ce12" office:value-type="string" calcext:value-type="string">
            <text:p>Début de la période Paris</text:p>
          </table:table-cell>
          <table:table-cell table:number-columns-repeated="1021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10" office:value-type="date" office:date-value="1888-02-19" calcext:value-type="date">
            <text:p>dimanche 19 février 1888</text:p>
          </table:table-cell>
          <table:table-cell table:style-name="ce12" office:value-type="string" calcext:value-type="string">
            <text:p>Début de la période Arles</text:p>
          </table:table-cell>
          <table:table-cell table:number-columns-repeated="1021"/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table:style-name="ce10" office:value-type="string" calcext:value-type="string">
            <text:p>Printemps 1889</text:p>
          </table:table-cell>
          <table:table-cell table:style-name="ce12" office:value-type="string" calcext:value-type="string">
            <text:p>Début de la période St Rémy</text:p>
          </table:table-cell>
          <table:table-cell table:number-columns-repeated="1021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table:style-name="ce10" office:value-type="string" calcext:value-type="string">
            <text:p>Printemps 1890</text:p>
          </table:table-cell>
          <table:table-cell table:style-name="ce12" office:value-type="string" calcext:value-type="string">
            <text:p>Début de la période Auvers-sur-Oise</text:p>
          </table:table-cell>
          <table:table-cell table:number-columns-repeated="1021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table:style-name="ce10" office:value-type="date" office:date-value="1890-07-29" calcext:value-type="date">
            <text:p>mardi 29 juillet 1890</text:p>
          </table:table-cell>
          <table:table-cell table:style-name="ce12" office:value-type="string" calcext:value-type="string">
            <text:p>Décès à Auvers-sur-Oise</text:p>
          </table:table-cell>
          <table:table-cell table:number-columns-repeated="1021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8">00/00/0000</text:date>, <text:time style:data-style-name="N2" text:time-value="15:43:25.0763804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28T15:00:16.151158407</meta:creation-date>
    <meta:generator>LibreOffice/6.4.7.2$Linux_X86_64 LibreOffice_project/40$Build-2</meta:generator>
    <dc:date>2024-06-28T16:21:22.475540597</dc:date>
    <meta:editing-duration>PT14M40S</meta:editing-duration>
    <meta:editing-cycles>2</meta:editing-cycles>
    <meta:document-statistic meta:table-count="1" meta:cell-count="42" meta:object-count="0"/>
  </office:meta>
</office:document-meta>
</file>